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3465a4" style:font-name="Arial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ff0000" style:font-name="Arial"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color="#3465a4" style:font-name="Arial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color="#3465a4" style:font-name="Arial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3465a4" style:font-name="Arial" fo:font-size="14pt" officeooo:paragraph-rsid="000716aa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color="#3465a4" style:font-name="Arial" fo:font-size="14pt" officeooo:rsid="000716aa" officeooo:paragraph-rsid="000716aa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color="#3465a4" style:font-name="Arial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3465a4" style:font-name="Arial" fo:font-size="14pt" officeooo:paragraph-rsid="000716a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color="#3465a4" style:font-name="Arial" fo:font-size="32pt" style:font-size-asian="32pt" style:font-size-complex="32pt"/>
    </style:style>
    <style:style style:name="P12" style:family="paragraph" style:parent-style-name="Table_20_Contents">
      <style:paragraph-properties fo:text-align="start" style:justify-single-word="false"/>
      <style:text-properties fo:color="#168253" style:font-name="Arial" fo:font-size="14pt" officeooo:rsid="000716aa" officeooo:paragraph-rsid="000716a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color="#168253" style:font-name="Arial"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color="#168253" style:font-name="Arial" fo:font-size="14pt" officeooo:paragraph-rsid="000716aa" style:font-size-asian="14pt" style:font-size-complex="14pt"/>
    </style:style>
    <style:style style:name="T1" style:family="text">
      <style:text-properties officeooo:rsid="00058ea9"/>
    </style:style>
    <style:style style:name="T2" style:family="text">
      <style:text-properties fo:color="#800080"/>
    </style:style>
    <style:style style:name="T3" style:family="text">
      <style:text-properties fo:color="#800080" officeooo:rsid="00058ea9"/>
    </style:style>
    <style:style style:name="T4" style:family="text">
      <style:text-properties fo:color="#0066cc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Récapitulatif sur les valeurs du présent</text:p>
      <text:p text:style-name="P3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Temps employé</text:p>
          </table:table-cell>
          <table:table-cell table:style-name="Tableau1.B1" office:value-type="string">
            <text:p text:style-name="P5">VALEURS (= fonctions)</text:p>
          </table:table-cell>
        </table:table-row>
        <table:table-row>
          <table:table-cell table:style-name="Tableau1.A2" table:number-rows-spanned="4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1">Présent</text:p>
          </table:table-cell>
          <table:table-cell table:style-name="Tableau1.B2" office:value-type="string">
            <text:p text:style-name="P7">* <text:span text:style-name="T2">Présent d'énonciation</text:span> :</text:p>
            <text:p text:style-name="P10">C'est le présent du moment ou l'on parle Il désigne le narrateur</text:p>
            <text:p text:style-name="P9">adulte</text:p>
            <text:p text:style-name="P13">Ex : Je <text:span text:style-name="T1">prévois</text:span> une fête à la maison</text:p>
          </table:table-cell>
        </table:table-row>
        <table:table-row>
          <table:covered-table-cell/>
          <table:table-cell table:style-name="Tableau1.B2" office:value-type="string">
            <text:p text:style-name="P7">* <text:span text:style-name="T2">Présent de DESCRIPTION :</text:span></text:p>
            <text:p text:style-name="P10"><text:s/>(photo, paysages)</text:p>
            <text:p text:style-name="P14">Ex : Je porte une jupe plissé(...), J'ai</text:p>
            <text:p text:style-name="P14"><text:s text:c="7"/>deux ans et demi...</text:p>
          </table:table-cell>
        </table:table-row>
        <table:table-row>
          <table:covered-table-cell/>
          <table:table-cell table:style-name="Tableau1.B2" office:value-type="string">
            <text:p text:style-name="P7">* <text:span text:style-name="T2">Présent de </text:span><text:span text:style-name="T3">NARRATION</text:span> : </text:p>
            <text:p text:style-name="P10">Il sert à re<text:span text:style-name="T1">n</text:span>dre la scène plus proche, plus vivante et plus interne.Il désigne le narrateur enfant.</text:p>
            <text:p text:style-name="P14">Ex : Je prends l<text:span text:style-name="T1">a</text:span> fleur et je fonds en</text:p>
            <text:p text:style-name="P14"><text:s text:c="8"/>larmes</text:p>
          </table:table-cell>
        </table:table-row>
        <table:table-row>
          <table:covered-table-cell/>
          <table:table-cell table:style-name="Tableau1.B2" office:value-type="string">
            <text:p text:style-name="P5">* <text:span text:style-name="T2">Présent de vérité générale</text:span><text:span text:style-name="T4"> :</text:span></text:p>
            <text:p text:style-name="P8">c’est le présent des proverbes et des maximes.</text:p>
            <text:p text:style-name="P12">Ex : rien ne <text:span text:style-name="T5">sert</text:span> de courir, il <text:span text:style-name="T5">faut</text:span> partir</text:p>
            <text:p text:style-name="P12"><text:s text:c="7"/>à point.</text:p>
            <text:p text:style-name="P12"><text:s text:c="7"/>Quand on veut, on peut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0:37:41.21</meta:creation-date>
    <meta:generator>LibreOffice/6.4.4.2$Windows_X86_64 LibreOffice_project/3d775be2011f3886db32dfd395a6a6d1ca2630ff</meta:generator>
    <dc:date>2020-11-05T09:26:17.070000000</dc:date>
    <meta:editing-duration>PT27M24S</meta:editing-duration>
    <meta:editing-cycles>5</meta:editing-cycles>
    <meta:document-statistic meta:table-count="1" meta:image-count="0" meta:object-count="0" meta:page-count="1" meta:paragraph-count="21" meta:word-count="121" meta:character-count="662" meta:non-whitespace-character-count="531"/>
  </office:meta>
</office:document-meta>
</file>